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0fca" officeooo:paragraph-rsid="000f0fca"/>
    </style:style>
    <style:style style:name="P2" style:family="paragraph" style:parent-style-name="Standard">
      <style:paragraph-properties fo:line-height="200%"/>
      <style:text-properties officeooo:rsid="000f0fca" officeooo:paragraph-rsid="000f0fca"/>
    </style:style>
    <style:style style:name="T1" style:family="text">
      <style:text-properties officeooo:rsid="00110cf0"/>
    </style:style>
    <style:style style:name="T2" style:family="text">
      <style:text-properties officeooo:rsid="002970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Chris Cordaro</text:p>
      <text:p text:style-name="P1"/>
      <text:p text:style-name="P1">Project Proposal </text:p>
      <text:p text:style-name="P1"/>
      <text:p text:style-name="P1"/>
      <text:p text:style-name="P1"/>
      <text:p text:style-name="P2"><text:tab/>For my project I was thinking about implementing some sort of relatively basic game/<text:span text:style-name="T2">simulation</text:span> AI. <text:span text:style-name="T1">A game would be a great representation of a DFA since the game and AI would progress based on the certain states that the player or game loop is currently in. I think this would be an interesting way to explore how DFAs work because the AI would perform certain actions based upon the state of the game and the players movements and positioning. The content of the game would be something along the lines of a 2D world where there is an AI mouse that wanders the map in search of pieces of cheese. When he successfully reaches a piece he then has to make his way back home all the while avoiding mouse traps that are placed randomly around the map. I’m not sure how CPU intensive this would be but it would also be interesting to allow the user to play with the amount of mice, cheese, and traps are on the map, and see how each DFA controlling each mouse goes through it’s states. <text:s/>I think this sort of idea would be a good start to demonstrate how a DFA could handle certain AI tasks such as a wander function, where the AI roams the map to find items, which leads to a collected state, where the AI recognizes it is ready to advance back to it’s starting position, and so on. It will be interesting to develop a game that can showcase an DFA based AI while still being fun and challenging to the fact that the AI can’t be too strong or too weak. I’m debating doing this project in Python or Java; I’m more versed in Java development but I know that Python is much easier to use additionally packages and libraries that could make aspects of the game development itself much easier. Additionally, I would also be able to create a sort of “developer” panel where as the game is being played a console of sorts is outputting the current state of the DFA but this would only work when one mouse is present on the game field since the console would easily become a mess with multiple DFAs outputting their current states and advancemen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14:00:30.273000000</meta:creation-date>
    <dc:date>2017-02-06T17:20:48.593000000</dc:date>
    <meta:editing-duration>PT3H20M8S</meta:editing-duration>
    <meta:editing-cycles>21</meta:editing-cycles>
    <meta:generator>LibreOffice/5.1.4.2$Windows_x86 LibreOffice_project/f99d75f39f1c57ebdd7ffc5f42867c12031db97a</meta:generator>
    <meta:document-statistic meta:table-count="0" meta:image-count="0" meta:object-count="0" meta:page-count="1" meta:paragraph-count="3" meta:word-count="382" meta:character-count="2067" meta:non-whitespace-character-count="1684"/>
  </office:meta>
</office:document-meta>
</file>